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Reading4</text:p>
          </table:table-cell>
          <table:table-cell office:value-type="string" calcext:value-type="string">
            <text:p>Reading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6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Midterm3</text:p>
          </table:table-cell>
          <table:table-cell office:value-type="string" calcext:value-type="string">
            <text:p>hmk1</text:p>
          </table:table-cell>
          <table:table-cell office:value-type="string" calcext:value-type="string">
            <text:p>hmk2</text:p>
          </table:table-cell>
          <table:table-cell office:value-type="string" calcext:value-type="string">
            <text:p>hmk3</text:p>
          </table:table-cell>
          <table:table-cell office:value-type="string" calcext:value-type="string">
            <text:p>hmk4</text:p>
          </table:table-cell>
          <table:table-cell office:value-type="string" calcext:value-type="string">
            <text:p>hmk5</text:p>
          </table:table-cell>
          <table:table-cell office:value-type="string" calcext:value-type="string">
            <text:p>hmk6</text:p>
          </table:table-cell>
          <table:table-cell office:value-type="string" calcext:value-type="string">
            <text:p>hmk7</text:p>
          </table:table-cell>
          <table:table-cell office:value-type="string" calcext:value-type="string">
            <text:p>hmk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inalProject</text:p>
          </table:table-cell>
          <table:table-cell office:value-type="string" calcext:value-type="string">
            <text:p>RawGrade</text:p>
          </table:table-cell>
          <table:table-cell office:value-type="string" calcext:value-type="string">
            <text:p>GradeCurve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aacosta4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9.49" calcext:value-type="float">
            <text:p>99.49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72" calcext:value-type="float">
            <text:p>99.72</text:p>
          </table:table-cell>
          <table:table-cell office:value-type="float" office:value="97.22" calcext:value-type="float">
            <text:p>97.22</text:p>
          </table:table-cell>
          <table:table-cell office:value-type="float" office:value="99.75" calcext:value-type="float">
            <text:p>99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2:.U2])/100+0.18*[.J2]+0.18*[.L2]+0.18*[.M2]+0.13*[.W2]+0.1*1" office:value-type="float" office:value="0.99272925" calcext:value-type="float">
            <text:p>0.99272925</text:p>
          </table:table-cell>
          <table:table-cell table:formula="of:=[.X2]+0.04" office:value-type="float" office:value="1.03272925" calcext:value-type="float">
            <text:p>1.032729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osta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Aseh</text:p>
          </table:table-cell>
          <table:table-cell office:value-type="string" calcext:value-type="string">
            <text:p>sase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58.78" calcext:value-type="float">
            <text:p>58.78</text:p>
          </table:table-cell>
          <table:table-cell office:value-type="float" office:value="36.31" calcext:value-type="float">
            <text:p>36.31</text:p>
          </table:table-cell>
          <table:table-cell office:value-type="float" office:value="15" calcext:value-type="float">
            <text:p>15</text:p>
          </table:table-cell>
          <table:table-cell office:value-type="float" office:value="74.99" calcext:value-type="float">
            <text:p>74.99</text:p>
          </table:table-cell>
          <table:table-cell office:value-type="float" office:value="32.53" calcext:value-type="float">
            <text:p>32.53</text:p>
          </table:table-cell>
          <table:table-cell office:value-type="float" office:value="71.03" calcext:value-type="float">
            <text:p>71.03</text:p>
          </table:table-cell>
          <table:table-cell office:value-type="float" office:value="91.41" calcext:value-type="float">
            <text:p>91.41</text:p>
          </table:table-cell>
          <table:table-cell office:value-type="float" office:value="81.25" calcext:value-type="float">
            <text:p>81.25</text:p>
          </table:table-cell>
          <table:table-cell table:formula="of:=6/10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0.1+0.15*[.J3]+0.15*[.L3]+0.15*[.M3]+0.2*AVERAGE([.N3:.U3])/100+0.1*[.W3]+0.15*[.V3]" office:value-type="float" office:value="0.78095" calcext:value-type="float">
            <text:p>0.78095</text:p>
          </table:table-cell>
          <table:table-cell table:formula="of:=[.X3]+0.04" office:value-type="float" office:value="0.82095" calcext:value-type="float">
            <text:p>0.8209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seh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office:value-type="string" calcext:value-type="string">
            <text:p>Bardales</text:p>
          </table:table-cell>
          <table:table-cell office:value-type="string" calcext:value-type="string">
            <text:p>rbardale@poets.whittier.edu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72.55" calcext:value-type="float">
            <text:p>72.55</text:p>
          </table:table-cell>
          <table:table-cell office:value-type="float" office:value="77.71" calcext:value-type="float">
            <text:p>77.71</text:p>
          </table:table-cell>
          <table:table-cell office:value-type="float" office:value="77.92" calcext:value-type="float">
            <text:p>77.92</text:p>
          </table:table-cell>
          <table:table-cell office:value-type="float" office:value="80.76" calcext:value-type="float">
            <text:p>80.76</text:p>
          </table:table-cell>
          <table:table-cell office:value-type="float" office:value="90.2" calcext:value-type="float">
            <text:p>90.2</text:p>
          </table:table-cell>
          <table:table-cell office:value-type="float" office:value="78.97" calcext:value-type="float">
            <text:p>78.97</text:p>
          </table:table-cell>
          <table:table-cell office:value-type="float" office:value="81.59" calcext:value-type="float">
            <text:p>81.59</text:p>
          </table:table-cell>
          <table:table-cell office:value-type="float" office:value="98.13" calcext:value-type="float">
            <text:p>98.13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0.1+0.15*[.J4]+0.15*[.L4]+0.15*[.M4]+0.2*AVERAGE([.N4:.U4])/100+0.1*[.W4]+0.15*[.V4]" office:value-type="float" office:value="0.9000825" calcext:value-type="float">
            <text:p>0.9000825</text:p>
          </table:table-cell>
          <table:table-cell table:formula="of:=[.X4]+0.04" office:value-type="float" office:value="0.9400825" calcext:value-type="float">
            <text:p>0.94008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rdales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89.67" calcext:value-type="float">
            <text:p>89.67</text:p>
          </table:table-cell>
          <table:table-cell office:value-type="float" office:value="88.33" calcext:value-type="float">
            <text:p>88.33</text:p>
          </table:table-cell>
          <table:table-cell office:value-type="float" office:value="84.83" calcext:value-type="float">
            <text:p>84.83</text:p>
          </table:table-cell>
          <table:table-cell office:value-type="float" office:value="93.1" calcext:value-type="float">
            <text:p>93.1</text:p>
          </table:table-cell>
          <table:table-cell office:value-type="float" office:value="85.38" calcext:value-type="float">
            <text:p>85.38</text:p>
          </table:table-cell>
          <table:table-cell office:value-type="float" office:value="86.78" calcext:value-type="float">
            <text:p>86.78</text:p>
          </table:table-cell>
          <table:table-cell office:value-type="float" office:value="70.89" calcext:value-type="float">
            <text:p>70.89</text:p>
          </table:table-cell>
          <table:table-cell office:value-type="float" office:value="86.31" calcext:value-type="float">
            <text:p>86.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5:.U5])/100+0.18*[.J5]+0.18*[.L5]+0.18*[.M5]+0.13*[.W5]+0.1*1" office:value-type="float" office:value="0.932145875" calcext:value-type="float">
            <text:p>0.932145875</text:p>
          </table:table-cell>
          <table:table-cell table:formula="of:=[.X5]+0.04" office:value-type="float" office:value="0.972145875" calcext:value-type="float">
            <text:p>0.9721458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rtassian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Cobian</text:p>
          </table:table-cell>
          <table:table-cell office:value-type="string" calcext:value-type="string">
            <text:p>acobian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7.5/30" office:value-type="float" office:value="0.583333333333333" calcext:value-type="float">
            <text:p>0.583333333333333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78.92" calcext:value-type="float">
            <text:p>78.92</text:p>
          </table:table-cell>
          <table:table-cell office:value-type="float" office:value="65.5" calcext:value-type="float">
            <text:p>65.5</text:p>
          </table:table-cell>
          <table:table-cell office:value-type="float" office:value="88.35" calcext:value-type="float">
            <text:p>88.35</text:p>
          </table:table-cell>
          <table:table-cell office:value-type="float" office:value="86.42" calcext:value-type="float">
            <text:p>86.42</text:p>
          </table:table-cell>
          <table:table-cell office:value-type="float" office:value="86" calcext:value-type="float">
            <text:p>86</text:p>
          </table:table-cell>
          <table:table-cell office:value-type="float" office:value="84.27" calcext:value-type="float">
            <text:p>84.27</text:p>
          </table:table-cell>
          <table:table-cell office:value-type="float" office:value="74.35" calcext:value-type="float">
            <text:p>74.35</text:p>
          </table:table-cell>
          <table:table-cell office:value-type="float" office:value="75" calcext:value-type="float">
            <text:p>75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0.1+0.15*[.J6]+0.15*[.L6]+0.15*[.M6]+0.2*AVERAGE([.N6:.U6])/100+0.1*[.W6]+0.15*[.V6]" office:value-type="float" office:value="0.843765" calcext:value-type="float">
            <text:p>0.843765</text:p>
          </table:table-cell>
          <table:table-cell table:formula="of:=[.X6]+0.04" office:value-type="float" office:value="0.883765" calcext:value-type="float">
            <text:p>0.883765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obian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85.15" calcext:value-type="float">
            <text:p>85.15</text:p>
          </table:table-cell>
          <table:table-cell office:value-type="float" office:value="87.93" calcext:value-type="float">
            <text:p>87.93</text:p>
          </table:table-cell>
          <table:table-cell office:value-type="float" office:value="93.98" calcext:value-type="float">
            <text:p>93.98</text:p>
          </table:table-cell>
          <table:table-cell office:value-type="float" office:value="97.11" calcext:value-type="float">
            <text:p>97.11</text:p>
          </table:table-cell>
          <table:table-cell office:value-type="float" office:value="93.6" calcext:value-type="float">
            <text:p>93.6</text:p>
          </table:table-cell>
          <table:table-cell office:value-type="float" office:value="97" calcext:value-type="float">
            <text:p>97</text:p>
          </table:table-cell>
          <table:table-cell office:value-type="float" office:value="89.67" calcext:value-type="float">
            <text:p>89.67</text:p>
          </table:table-cell>
          <table:table-cell office:value-type="float" office:value="81.56" calcext:value-type="float">
            <text:p>81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7:.U7])/100+0.18*[.J7]+0.18*[.L7]+0.18*[.M7]+0.13*[.W7]+0.1*1" office:value-type="float" office:value="0.943475" calcext:value-type="float">
            <text:p>0.943475</text:p>
          </table:table-cell>
          <table:table-cell table:formula="of:=[.X7]+0.04" office:value-type="float" office:value="0.983475" calcext:value-type="float">
            <text:p>0.9834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nelly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string" calcext:value-type="string">
            <text:p>Deneen</text:p>
          </table:table-cell>
          <table:table-cell office:value-type="string" calcext:value-type="string">
            <text:p>sdeneen@poets.whittier.edu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93.73" calcext:value-type="float">
            <text:p>93.73</text:p>
          </table:table-cell>
          <table:table-cell office:value-type="float" office:value="97.5" calcext:value-type="float">
            <text:p>97.5</text:p>
          </table:table-cell>
          <table:table-cell office:value-type="float" office:value="99.8" calcext:value-type="float">
            <text:p>99.8</text:p>
          </table:table-cell>
          <table:table-cell office:value-type="float" office:value="99.48" calcext:value-type="float">
            <text:p>99.48</text:p>
          </table:table-cell>
          <table:table-cell office:value-type="float" office:value="96.65" calcext:value-type="float">
            <text:p>96.65</text:p>
          </table:table-cell>
          <table:table-cell office:value-type="float" office:value="99.06" calcext:value-type="float">
            <text:p>99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8:.U8])/100+0.18*[.J8]+0.18*[.L8]+0.18*[.M8]+0.13*[.W8]+0.1*1" office:value-type="float" office:value="0.92653825" calcext:value-type="float">
            <text:p>0.92653825</text:p>
          </table:table-cell>
          <table:table-cell table:formula="of:=[.X8]+0.04" office:value-type="float" office:value="0.96653825" calcext:value-type="float">
            <text:p>0.966538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neen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14.2" calcext:value-type="float">
            <text:p>14.2</text:p>
          </table:table-cell>
          <table:table-cell office:value-type="float" office:value="46.69" calcext:value-type="float">
            <text:p>46.69</text:p>
          </table:table-cell>
          <table:table-cell office:value-type="float" office:value="53.32" calcext:value-type="float">
            <text:p>53.32</text:p>
          </table:table-cell>
          <table:table-cell office:value-type="float" office:value="48.86" calcext:value-type="float">
            <text:p>48.86</text:p>
          </table:table-cell>
          <table:table-cell office:value-type="float" office:value="36.88" calcext:value-type="float">
            <text:p>36.88</text:p>
          </table:table-cell>
          <table:table-cell office:value-type="float" office:value="3.33" calcext:value-type="float">
            <text:p>3.33</text:p>
          </table:table-cell>
          <table:table-cell office:value-type="float" office:value="22.26" calcext:value-type="float">
            <text:p>22.26</text:p>
          </table:table-cell>
          <table:table-cell office:value-type="float" office:value="56.81" calcext:value-type="float">
            <text:p>56.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9:.U9])/100+0.18*[.J9]+0.18*[.L9]+0.18*[.M9]+0.13*[.W9]+0.1*1" office:value-type="float" office:value="0.795300625" calcext:value-type="float">
            <text:p>0.795300625</text:p>
          </table:table-cell>
          <table:table-cell table:formula="of:=[.X9]+0.04" office:value-type="float" office:value="0.835300625" calcext:value-type="float">
            <text:p>0.8353006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Alfonso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gonza20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9.22" calcext:value-type="float">
            <text:p>99.22</text:p>
          </table:table-cell>
          <table:table-cell office:value-type="float" office:value="99.94" calcext:value-type="float">
            <text:p>99.94</text:p>
          </table:table-cell>
          <table:table-cell office:value-type="float" office:value="99" calcext:value-type="float">
            <text:p>99</text:p>
          </table:table-cell>
          <table:table-cell office:value-type="float" office:value="99.83" calcext:value-type="float">
            <text:p>99.83</text:p>
          </table:table-cell>
          <table:table-cell office:value-type="float" office:value="99.81" calcext:value-type="float">
            <text:p>99.81</text:p>
          </table:table-cell>
          <table:table-cell office:value-type="float" office:value="99.83" calcext:value-type="float">
            <text:p>99.83</text:p>
          </table:table-cell>
          <table:table-cell office:value-type="float" office:value="93.37" calcext:value-type="float">
            <text:p>93.37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10:.U10])/100+0.18*[.J10]+0.18*[.L10]+0.18*[.M10]+0.13*[.W10]+0.1*1" office:value-type="float" office:value="0.988306125" calcext:value-type="float">
            <text:p>0.988306125</text:p>
          </table:table-cell>
          <table:table-cell table:formula="of:=[.X10]+0.04" office:value-type="float" office:value="1.028306125" calcext:value-type="float">
            <text:p>1.0283061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onzalez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90.43" calcext:value-type="float">
            <text:p>90.43</text:p>
          </table:table-cell>
          <table:table-cell office:value-type="float" office:value="88.19" calcext:value-type="float">
            <text:p>88.19</text:p>
          </table:table-cell>
          <table:table-cell office:value-type="float" office:value="92.5" calcext:value-type="float">
            <text:p>92.5</text:p>
          </table:table-cell>
          <table:table-cell office:value-type="float" office:value="85.29" calcext:value-type="float">
            <text:p>85.29</text:p>
          </table:table-cell>
          <table:table-cell office:value-type="float" office:value="92.03" calcext:value-type="float">
            <text:p>92.03</text:p>
          </table:table-cell>
          <table:table-cell office:value-type="float" office:value="81.47" calcext:value-type="float">
            <text:p>81.47</text:p>
          </table:table-cell>
          <table:table-cell office:value-type="float" office:value="98.78" calcext:value-type="float">
            <text:p>98.78</text:p>
          </table:table-cell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11:.U11])/100+0.18*[.J11]+0.18*[.L11]+0.18*[.M11]+0.13*[.W11]+0.1*1" office:value-type="float" office:value="0.939604625" calcext:value-type="float">
            <text:p>0.939604625</text:p>
          </table:table-cell>
          <table:table-cell table:formula="of:=[.X11]+0.04" office:value-type="float" office:value="0.979604625" calcext:value-type="float">
            <text:p>0.979604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onzalez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32/30" office:value-type="float" office:value="1.06666666666667" calcext:value-type="float">
            <text:p>1.06666666666667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97.99" calcext:value-type="float">
            <text:p>97.99</text:p>
          </table:table-cell>
          <table:table-cell office:value-type="float" office:value="99.06" calcext:value-type="float">
            <text:p>99.06</text:p>
          </table:table-cell>
          <table:table-cell office:value-type="float" office:value="96.1" calcext:value-type="float">
            <text:p>96.1</text:p>
          </table:table-cell>
          <table:table-cell office:value-type="float" office:value="98.19" calcext:value-type="float">
            <text:p>98.19</text:p>
          </table:table-cell>
          <table:table-cell office:value-type="float" office:value="99.2" calcext:value-type="float">
            <text:p>99.2</text:p>
          </table:table-cell>
          <table:table-cell office:value-type="float" office:value="97.38" calcext:value-type="float">
            <text:p>97.38</text:p>
          </table:table-cell>
          <table:table-cell office:value-type="float" office:value="96.48" calcext:value-type="float">
            <text:p>96.48</text:p>
          </table:table-cell>
          <table:table-cell office:value-type="float" office:value="94.63" calcext:value-type="float">
            <text:p>94.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12:.U12])/100+0.18*[.J12]+0.18*[.L12]+0.18*[.M12]+0.13*[.W12]+0.1*1" office:value-type="float" office:value="0.991346125" calcext:value-type="float">
            <text:p>0.991346125</text:p>
          </table:table-cell>
          <table:table-cell table:formula="of:=[.X12]+0.04" office:value-type="float" office:value="1.031346125" calcext:value-type="float">
            <text:p>1.0313461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rtig</text:p>
          </table:table-cell>
        </table:table-row>
        <table:table-row table:style-name="ro1">
          <table:table-cell office:value-type="string" calcext:value-type="string">
            <text:p>Dhiraj</text:p>
          </table:table-cell>
          <table:table-cell office:value-type="string" calcext:value-type="string">
            <text:p>Kameti</text:p>
          </table:table-cell>
          <table:table-cell office:value-type="string" calcext:value-type="string">
            <text:p>dkameti@poets.whittier.ed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2/30" office:value-type="float" office:value="1.06666666666667" calcext:value-type="float">
            <text:p>1.06666666666667</text:p>
          </table:table-cell>
          <table:table-cell office:value-type="float" office:value="0" calcext:value-type="float">
            <text:p>0</text:p>
          </table:table-cell>
          <table:table-cell table:formula="of:=16/16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91.45" calcext:value-type="float">
            <text:p>91.45</text:p>
          </table:table-cell>
          <table:table-cell office:value-type="float" office:value="95.92" calcext:value-type="float">
            <text:p>95.92</text:p>
          </table:table-cell>
          <table:table-cell office:value-type="float" office:value="88.6" calcext:value-type="float">
            <text:p>88.6</text:p>
          </table:table-cell>
          <table:table-cell office:value-type="float" office:value="99.48" calcext:value-type="float">
            <text:p>99.48</text:p>
          </table:table-cell>
          <table:table-cell office:value-type="float" office:value="96.17" calcext:value-type="float">
            <text:p>96.17</text:p>
          </table:table-cell>
          <table:table-cell office:value-type="float" office:value="87.02" calcext:value-type="float">
            <text:p>87.02</text:p>
          </table:table-cell>
          <table:table-cell office:value-type="float" office:value="87.81" calcext:value-type="float">
            <text:p>87.81</text:p>
          </table:table-cell>
          <table:table-cell office:value-type="float" office:value="87.25" calcext:value-type="float">
            <text:p>87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13:.U13])/100+0.18*[.J13]+0.18*[.L13]+0.18*[.M13]+0.13*[.W13]+0.1*1" office:value-type="float" office:value="0.98393875" calcext:value-type="float">
            <text:p>0.98393875</text:p>
          </table:table-cell>
          <table:table-cell table:formula="of:=[.X13]+0.04" office:value-type="float" office:value="1.02393875" calcext:value-type="float">
            <text:p>1.023938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ameti</text:p>
          </table:table-cell>
        </table:table-row>
        <table:table-row table:style-name="ro1">
          <table:table-cell office:value-type="string" calcext:value-type="string">
            <text:p>Mena</text:p>
          </table:table-cell>
          <table:table-cell office:value-type="string" calcext:value-type="string">
            <text:p>Murguia</text:p>
          </table:table-cell>
          <table:table-cell office:value-type="string" calcext:value-type="string">
            <text:p>imurguia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9.5/20" office:value-type="float" office:value="0.975" calcext:value-type="float">
            <text:p>0.975</text:p>
          </table:table-cell>
          <table:table-cell office:value-type="float" office:value="93.4" calcext:value-type="float">
            <text:p>93.4</text:p>
          </table:table-cell>
          <table:table-cell office:value-type="float" office:value="95.38" calcext:value-type="float">
            <text:p>95.38</text:p>
          </table:table-cell>
          <table:table-cell office:value-type="float" office:value="86.11" calcext:value-type="float">
            <text:p>86.11</text:p>
          </table:table-cell>
          <table:table-cell office:value-type="float" office:value="96.92" calcext:value-type="float">
            <text:p>96.92</text:p>
          </table:table-cell>
          <table:table-cell office:value-type="float" office:value="99.46" calcext:value-type="float">
            <text:p>99.46</text:p>
          </table:table-cell>
          <table:table-cell office:value-type="float" office:value="93.63" calcext:value-type="float">
            <text:p>93.63</text:p>
          </table:table-cell>
          <table:table-cell office:value-type="float" office:value="93.11" calcext:value-type="float">
            <text:p>93.11</text:p>
          </table:table-cell>
          <table:table-cell office:value-type="float" office:value="99.75" calcext:value-type="float">
            <text:p>99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14:.U14])/100+0.18*[.J14]+0.18*[.L14]+0.18*[.M14]+0.13*[.W14]+0.1*1" office:value-type="float" office:value="0.957856" calcext:value-type="float">
            <text:p>0.957856</text:p>
          </table:table-cell>
          <table:table-cell table:formula="of:=[.X14]+0.04" office:value-type="float" office:value="0.997856" calcext:value-type="float">
            <text:p>0.9978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rguia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63.12" calcext:value-type="float">
            <text:p>63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.57" calcext:value-type="float">
            <text:p>21.57</text:p>
          </table:table-cell>
          <table:table-cell office:value-type="float" office:value="88.89" calcext:value-type="float">
            <text:p>88.89</text:p>
          </table:table-cell>
          <table:table-cell office:value-type="float" office:value="93.75" calcext:value-type="float">
            <text:p>93.7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0.1+0.15*[.J15]+0.15*[.L15]+0.15*[.M15]+0.2*AVERAGE([.N15:.U15])/100+0.1*[.W15]+0.15*[.V15]" office:value-type="float" office:value="0.8324575" calcext:value-type="float">
            <text:p>0.8324575</text:p>
          </table:table-cell>
          <table:table-cell table:formula="of:=[.X15]+0.04" office:value-type="float" office:value="0.8724575" calcext:value-type="float">
            <text:p>0.8724575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Nasser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5.5/3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79.34" calcext:value-type="float">
            <text:p>79.34</text:p>
          </table:table-cell>
          <table:table-cell office:value-type="float" office:value="71.78" calcext:value-type="float">
            <text:p>71.78</text:p>
          </table:table-cell>
          <table:table-cell office:value-type="float" office:value="28.03" calcext:value-type="float">
            <text:p>28.03</text:p>
          </table:table-cell>
          <table:table-cell office:value-type="float" office:value="74.8" calcext:value-type="float">
            <text:p>74.8</text:p>
          </table:table-cell>
          <table:table-cell office:value-type="float" office:value="76.38" calcext:value-type="float">
            <text:p>76.38</text:p>
          </table:table-cell>
          <table:table-cell office:value-type="float" office:value="72.63" calcext:value-type="float">
            <text:p>72.63</text:p>
          </table:table-cell>
          <table:table-cell office:value-type="float" office:value="72.7" calcext:value-type="float">
            <text:p>72.7</text:p>
          </table:table-cell>
          <table:table-cell office:value-type="float" office:value="75.25" calcext:value-type="float">
            <text:p>75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16:.U16])/100+0.18*[.J16]+0.18*[.L16]+0.18*[.M16]+0.13*[.W16]+0.1*1" office:value-type="float" office:value="0.866511625" calcext:value-type="float">
            <text:p>0.866511625</text:p>
          </table:table-cell>
          <table:table-cell table:formula="of:=[.X16]+0.04" office:value-type="float" office:value="0.906511625" calcext:value-type="float">
            <text:p>0.906511625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Ortiz Valenzuela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66667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9.5/20" office:value-type="float" office:value="0.975" calcext:value-type="float">
            <text:p>0.975</text:p>
          </table:table-cell>
          <table:table-cell office:value-type="float" office:value="82.22" calcext:value-type="float">
            <text:p>82.22</text:p>
          </table:table-cell>
          <table:table-cell office:value-type="float" office:value="99.17" calcext:value-type="float">
            <text:p>99.17</text:p>
          </table:table-cell>
          <table:table-cell office:value-type="float" office:value="95.4" calcext:value-type="float">
            <text:p>95.4</text:p>
          </table:table-cell>
          <table:table-cell office:value-type="float" office:value="99.36" calcext:value-type="float">
            <text:p>99.36</text:p>
          </table:table-cell>
          <table:table-cell office:value-type="float" office:value="88.95" calcext:value-type="float">
            <text:p>88.95</text:p>
          </table:table-cell>
          <table:table-cell office:value-type="float" office:value="97.66" calcext:value-type="float">
            <text:p>97.66</text:p>
          </table:table-cell>
          <table:table-cell office:value-type="float" office:value="84.74" calcext:value-type="float">
            <text:p>84.74</text:p>
          </table:table-cell>
          <table:table-cell office:value-type="float" office:value="99.13" calcext:value-type="float">
            <text:p>99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17:.U17])/100+0.18*[.J17]+0.18*[.L17]+0.18*[.M17]+0.13*[.W17]+0.1*1" office:value-type="float" office:value="0.977531125" calcext:value-type="float">
            <text:p>0.977531125</text:p>
          </table:table-cell>
          <table:table-cell table:formula="of:=[.X17]+0.04" office:value-type="float" office:value="1.017531125" calcext:value-type="float">
            <text:p>1.0175311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cual</text:p>
          </table:table-cell>
        </table:table-row>
        <table:table-row table:style-name="ro1">
          <table:table-cell office:value-type="string" calcext:value-type="string">
            <text:p>Akuti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apatel3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table:formula="of:=11.5/16" office:value-type="float" office:value="0.71875" calcext:value-type="float">
            <text:p>0.71875</text:p>
          </table:table-cell>
          <table:table-cell table:formula="of:=17.5/20" office:value-type="float" office:value="0.875" calcext:value-type="float">
            <text:p>0.875</text:p>
          </table:table-cell>
          <table:table-cell office:value-type="float" office:value="80" calcext:value-type="float">
            <text:p>80</text:p>
          </table:table-cell>
          <table:table-cell office:value-type="float" office:value="83.21" calcext:value-type="float">
            <text:p>83.21</text:p>
          </table:table-cell>
          <table:table-cell office:value-type="float" office:value="98.27" calcext:value-type="float">
            <text:p>98.27</text:p>
          </table:table-cell>
          <table:table-cell office:value-type="float" office:value="98.62" calcext:value-type="float">
            <text:p>98.62</text:p>
          </table:table-cell>
          <table:table-cell office:value-type="float" office:value="84.64" calcext:value-type="float">
            <text:p>84.64</text:p>
          </table:table-cell>
          <table:table-cell office:value-type="float" office:value="86.46" calcext:value-type="float">
            <text:p>86.46</text:p>
          </table:table-cell>
          <table:table-cell office:value-type="float" office:value="94.3" calcext:value-type="float">
            <text:p>94.3</text:p>
          </table:table-cell>
          <table:table-cell office:value-type="float" office:value="90.75" calcext:value-type="float">
            <text:p>90.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0.1+0.15*[.J18]+0.15*[.L18]+0.15*[.M18]+0.2*AVERAGE([.N18:.U18])/100+0.1*[.W18]+0.15*[.V18]" office:value-type="float" office:value="0.878125" calcext:value-type="float">
            <text:p>0.878125</text:p>
          </table:table-cell>
          <table:table-cell table:formula="of:=[.X18]+0.04" office:value-type="float" office:value="0.918125" calcext:value-type="float">
            <text:p>0.918125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Patel</text:p>
          </table:table-cell>
        </table:table-row>
        <table:table-row table:style-name="ro1">
          <table:table-cell office:value-type="string" calcext:value-type="string">
            <text:p>Armi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aramir14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48.77" calcext:value-type="float">
            <text:p>48.77</text:p>
          </table:table-cell>
          <table:table-cell office:value-type="float" office:value="85.1" calcext:value-type="float">
            <text:p>85.1</text:p>
          </table:table-cell>
          <table:table-cell office:value-type="float" office:value="0" calcext:value-type="float">
            <text:p>0</text:p>
          </table:table-cell>
          <table:table-cell office:value-type="float" office:value="99.19" calcext:value-type="float">
            <text:p>99.19</text:p>
          </table:table-cell>
          <table:table-cell office:value-type="float" office:value="77.41" calcext:value-type="float">
            <text:p>77.41</text:p>
          </table:table-cell>
          <table:table-cell office:value-type="float" office:value="52.37" calcext:value-type="float">
            <text:p>52.37</text:p>
          </table:table-cell>
          <table:table-cell office:value-type="float" office:value="47.59" calcext:value-type="float">
            <text:p>47.59</text:p>
          </table:table-cell>
          <table:table-cell office:value-type="float" office:value="28.13" calcext:value-type="float">
            <text:p>28.13</text:p>
          </table:table-cell>
          <table:table-cell table:formula="of:=6/10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0.1+0.15*[.J19]+0.15*[.L19]+0.15*[.M19]+0.2*AVERAGE([.N19:.U19])/100+0.1*[.W19]+0.15*[.V19]" office:value-type="float" office:value="0.8049525" calcext:value-type="float">
            <text:p>0.8049525</text:p>
          </table:table-cell>
          <table:table-cell table:formula="of:=[.X19]+0.04" office:value-type="float" office:value="0.8449525" calcext:value-type="float">
            <text:p>0.8449525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Ramirez</text:p>
          </table:table-cell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eshum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office:value-type="float" office:value="1" calcext:value-type="float">
            <text:p>1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81.51" calcext:value-type="float">
            <text:p>81.51</text:p>
          </table:table-cell>
          <table:table-cell office:value-type="float" office:value="81.44" calcext:value-type="float">
            <text:p>81.44</text:p>
          </table:table-cell>
          <table:table-cell office:value-type="float" office:value="81.41" calcext:value-type="float">
            <text:p>81.41</text:p>
          </table:table-cell>
          <table:table-cell office:value-type="float" office:value="88.48" calcext:value-type="float">
            <text:p>88.48</text:p>
          </table:table-cell>
          <table:table-cell office:value-type="float" office:value="84.02" calcext:value-type="float">
            <text:p>84.02</text:p>
          </table:table-cell>
          <table:table-cell office:value-type="float" office:value="89.83" calcext:value-type="float">
            <text:p>89.83</text:p>
          </table:table-cell>
          <table:table-cell office:value-type="float" office:value="86.06" calcext:value-type="float">
            <text:p>86.06</text:p>
          </table:table-cell>
          <table:table-cell office:value-type="float" office:value="76.94" calcext:value-type="float">
            <text:p>76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20:.U20])/100+0.18*[.J20]+0.18*[.L20]+0.18*[.M20]+0.13*[.W20]+0.1*1" office:value-type="float" office:value="0.894285875" calcext:value-type="float">
            <text:p>0.894285875</text:p>
          </table:table-cell>
          <table:table-cell table:formula="of:=[.X20]+0.04" office:value-type="float" office:value="0.934285875" calcext:value-type="float">
            <text:p>0.9342858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hum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office:value-type="float" office:value="0" calcext:value-type="float">
            <text:p>0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92.71" calcext:value-type="float">
            <text:p>92.71</text:p>
          </table:table-cell>
          <table:table-cell office:value-type="float" office:value="96.17" calcext:value-type="float">
            <text:p>96.17</text:p>
          </table:table-cell>
          <table:table-cell office:value-type="float" office:value="97.78" calcext:value-type="float">
            <text:p>97.78</text:p>
          </table:table-cell>
          <table:table-cell office:value-type="float" office:value="97.33" calcext:value-type="float">
            <text:p>97.33</text:p>
          </table:table-cell>
          <table:table-cell office:value-type="float" office:value="83.7" calcext:value-type="float">
            <text:p>83.7</text:p>
          </table:table-cell>
          <table:table-cell office:value-type="float" office:value="86.96" calcext:value-type="float">
            <text:p>86.96</text:p>
          </table:table-cell>
          <table:table-cell office:value-type="float" office:value="99.78" calcext:value-type="float">
            <text:p>99.78</text:p>
          </table:table-cell>
          <table:table-cell office:value-type="float" office:value="98.25" calcext:value-type="float">
            <text:p>98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21:.U21])/100+0.18*[.J21]+0.18*[.L21]+0.18*[.M21]+0.13*[.W21]+0.1*1" office:value-type="float" office:value="0.9125205" calcext:value-type="float">
            <text:p>0.9125205</text:p>
          </table:table-cell>
          <table:table-cell table:formula="of:=[.X21]+0.04" office:value-type="float" office:value="0.9525205" calcext:value-type="float">
            <text:p>0.95252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to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666667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64.93" calcext:value-type="float">
            <text:p>64.93</text:p>
          </table:table-cell>
          <table:table-cell office:value-type="float" office:value="84.56" calcext:value-type="float">
            <text:p>84.56</text:p>
          </table:table-cell>
          <table:table-cell office:value-type="float" office:value="64.07" calcext:value-type="float">
            <text:p>64.07</text:p>
          </table:table-cell>
          <table:table-cell office:value-type="float" office:value="66.76" calcext:value-type="float">
            <text:p>66.76</text:p>
          </table:table-cell>
          <table:table-cell office:value-type="float" office:value="74.64" calcext:value-type="float">
            <text:p>74.64</text:p>
          </table:table-cell>
          <table:table-cell office:value-type="float" office:value="88.2" calcext:value-type="float">
            <text:p>88.2</text:p>
          </table:table-cell>
          <table:table-cell office:value-type="float" office:value="38.65" calcext:value-type="float">
            <text:p>38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22:.U22])/100+0.18*[.J22]+0.18*[.L22]+0.18*[.M22]+0.13*[.W22]+0.1*1" office:value-type="float" office:value="0.841020375" calcext:value-type="float">
            <text:p>0.841020375</text:p>
          </table:table-cell>
          <table:table-cell table:formula="of:=[.X22]+0.04" office:value-type="float" office:value="0.881020375" calcext:value-type="float">
            <text:p>0.881020375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Tolmachoff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dvargas1@poets.whittier.edu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29.12" calcext:value-type="float">
            <text:p>29.12</text:p>
          </table:table-cell>
          <table:table-cell office:value-type="float" office:value="30.13" calcext:value-type="float">
            <text:p>30.13</text:p>
          </table:table-cell>
          <table:table-cell office:value-type="float" office:value="19.7" calcext:value-type="float">
            <text:p>19.7</text:p>
          </table:table-cell>
          <table:table-cell office:value-type="float" office:value="6.43" calcext:value-type="float">
            <text:p>6.43</text:p>
          </table:table-cell>
          <table:table-cell office:value-type="float" office:value="49.27" calcext:value-type="float">
            <text:p>49.27</text:p>
          </table:table-cell>
          <table:table-cell office:value-type="float" office:value="77.72" calcext:value-type="float">
            <text:p>77.72</text:p>
          </table:table-cell>
          <table:table-cell office:value-type="float" office:value="77.48" calcext:value-type="float">
            <text:p>77.48</text:p>
          </table:table-cell>
          <table:table-cell office:value-type="float" office:value="82.13" calcext:value-type="float">
            <text:p>82.13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0.1+0.15*[.J23]+0.15*[.L23]+0.15*[.M23]+0.2*AVERAGE([.N23:.U23])/100+0.1*[.W23]+0.15*[.V23]" office:value-type="float" office:value="0.86862" calcext:value-type="float">
            <text:p>0.86862</text:p>
          </table:table-cell>
          <table:table-cell table:formula="of:=[.X23]+0.04" office:value-type="float" office:value="0.90862" calcext:value-type="float">
            <text:p>0.90862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Vargas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ergara</text:p>
          </table:table-cell>
          <table:table-cell office:value-type="string" calcext:value-type="string">
            <text:p>dvergara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3/30" office:value-type="float" office:value="0.433333333333333" calcext:value-type="float">
            <text:p>0.433333333333333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32.24" calcext:value-type="float">
            <text:p>32.24</text:p>
          </table:table-cell>
          <table:table-cell office:value-type="float" office:value="7.69" calcext:value-type="float">
            <text:p>7.69</text:p>
          </table:table-cell>
          <table:table-cell office:value-type="float" office:value="44.8" calcext:value-type="float">
            <text:p>44.8</text:p>
          </table:table-cell>
          <table:table-cell office:value-type="float" office:value="55" calcext:value-type="float">
            <text:p>55</text:p>
          </table:table-cell>
          <table:table-cell office:value-type="float" office:value="52.52" calcext:value-type="float">
            <text:p>52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24:.U24])/100+0.18*[.J24]+0.18*[.L24]+0.18*[.M24]+0.13*[.W24]+0.1*1" office:value-type="float" office:value="0.670396875" calcext:value-type="float">
            <text:p>0.670396875</text:p>
          </table:table-cell>
          <table:table-cell table:formula="of:=[.X24]+0.04" office:value-type="float" office:value="0.710396875" calcext:value-type="float">
            <text:p>0.710396875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Verga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4:10:24.573921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3T14:52:31.474635339</meta:creation-date>
    <dc:date>2020-05-13T19:40:23.256075054</dc:date>
    <meta:editing-duration>PT9H56M24S</meta:editing-duration>
    <meta:editing-cycles>51</meta:editing-cycles>
    <meta:generator>LibreOffice/6.4.3.2$Linux_X86_64 LibreOffice_project/40$Build-2</meta:generator>
    <meta:document-statistic meta:table-count="1" meta:cell-count="648" meta:object-count="0"/>
  </office:meta>
</office:document-meta>
</file>